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9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left="25.4mm" fo:margin-right="0mm" fo:text-indent="12.7mm" style:auto-text-indent="false"/>
    </style:style>
    <style:style style:name="P12" style:family="paragraph" style:parent-style-name="Standard">
      <style:paragraph-properties fo:margin-left="152.4mm" fo:margin-right="0mm" fo:text-align="center" style:justify-single-word="false" fo:text-indent="0mm" style:auto-text-indent="false"/>
      <style:text-properties fo:language="en" fo:country="US" fo:font-weight="bold" style:font-weight-asian="bold"/>
    </style:style>
    <style:style style:name="P13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4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3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4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6" style:family="text">
      <style:text-properties fo:font-size="16pt" fo:language="en" fo:country="US" fo:font-weight="bold" style:font-size-asian="16pt" style:font-weight-asian="bold" style:font-size-complex="16pt"/>
    </style:style>
    <style:style style:name="T7" style:family="text">
      <style:text-properties fo:font-size="18pt" fo:language="en" fo:country="US" fo:font-style="italic" style:font-size-asian="18pt" style:font-style-asian="italic" style:font-size-complex="18pt"/>
    </style:style>
    <style:style style:name="T8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9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10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1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1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9">xx</text:p>
          </table:table-cell>
        </table:table-row>
      </table:table>
      <text:p text:style-name="P13"><text:placeholder text:placeholder-type="text">&lt;o.name&gt;</text:placeholder></text:p>
      <text:p text:style-name="P4">(Unique Entity Number: <text:span text:style-name="T8"><text:placeholder text:placeholder-type="text">&lt;o.uen&gt;</text:placeholder></text:span>) </text:p>
      <text:p text:style-name="P4"><text:s/>(Incorporated in Republic of Singapore)</text:p>
      <text:p text:style-name="P3"/>
      <text:p text:style-name="P7">Registered Office : <text:span text:style-name="T9"><text:placeholder text:placeholder-type="text">&lt;get_company_full_address(o.company_id)&gt;</text:placeholder></text:span></text:p>
      <text:p text:style-name="P6"/>
      <text:p text:style-name="P1"><text:span text:style-name="T2"><text:s text:c="3"/>This is to certify that</text:span><text:span text:style-name="T3"> </text:span><text:span text:style-name="T10"><text:placeholder text:placeholder-type="text">&lt;get_chairman(o.id)&gt;</text:placeholder></text:span><text:span text:style-name="T2"> of address </text:span><text:span text:style-name="T11"><text:placeholder text:placeholder-type="text">&lt;o.street&gt;</text:placeholder></text:span><text:span text:style-name="T11"> </text:span><text:span text:style-name="T11"><text:placeholder text:placeholder-type="text">&lt;o.street2&gt;</text:placeholder></text:span><text:span text:style-name="T11"> </text:span><text:span text:style-name="T11"><text:placeholder text:placeholder-type="text">&lt;o.country_id and o.country_id.name or ''&gt;</text:placeholder></text:span><text:span text:style-name="T11"> </text:span><text:span text:style-name="T11"><text:placeholder text:placeholder-type="text">&lt;o.zip&gt;</text:placeholder></text:span></text:p>
      <text:p text:style-name="P1"><text:span text:style-name="T3">is the registered holder of XX Hundred/Thousand Ordinary Shares</text:span><text:span text:style-name="T4"> </text:span></text:p>
      <text:p text:style-name="P1"><text:span text:style-name="T3">fully paid cash in</text:span><text:span text:style-name="T5"> <text:s/></text:span><text:span text:style-name="T11"><text:placeholder text:placeholder-type="text">&lt;o.name&gt;</text:placeholder></text:span><text:span text:style-name="T6"> <text:s/></text:span><text:span text:style-name="T3">subject to the </text:span></text:p>
      <text:p text:style-name="P1"><text:span text:style-name="T3">Memorandum &amp; Articles of Association of the Comp</text:span><text:bookmark text:name="_GoBack"/><text:span text:style-name="T3">any.</text:span></text:p>
      <text:p text:style-name="P11"><text:span text:style-name="T7">Given under the Common Seal</text:span><text:span text:style-name="T1"> of the Company on DDth MM YYYY</text:span></text:p>
      <text:p text:style-name="P5"/>
      <text:p text:style-name="P5"/>
      <text:p text:style-name="P2"><text:tab/><text:tab/><text:tab/><text:tab/><text:tab/><text:tab/><text:tab/><text:tab/> <text:s text:c="91"/>________________________ Director</text:p>
      <text:p text:style-name="P12"><text:s text:c="102"/><text:tab/><text:tab/> <text:s text:c="202"/></text:p>
      <text:p text:style-name="P12"><text:s text:c="24"/>________________________ Secre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8</meta:editing-cycles>
    <meta:print-date>2014-11-19T09:33:00</meta:print-date>
    <meta:creation-date>2015-07-02T04:32:00</meta:creation-date>
    <dc:date>2015-12-16T14:33:48</dc:date>
    <meta:editing-duration>PT21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78" meta:character-count="1230" meta:non-whitespace-character-count="5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